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3f38" officeooo:paragraph-rsid="000c3f38"/>
    </style:style>
    <style:style style:name="P2" style:family="paragraph" style:parent-style-name="Standard" style:list-style-name="L2">
      <style:text-properties officeooo:rsid="000c3f38" officeooo:paragraph-rsid="000c3f38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c3f38" officeooo:paragraph-rsid="000c3f38" style:font-size-asian="14pt" style:font-weight-asian="bold" style:font-size-complex="14pt" style:font-weight-complex="bold"/>
    </style:style>
    <style:style style:name="T1" style:family="text">
      <style:text-properties officeooo:rsid="000c3f3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hat we did:</text:p>
      <text:p text:style-name="P1">How to run Gprofiler:</text:p>
      <text:list xml:id="list2579983040" text:style-name="L2">
        <text:list-item>
          <text:p text:style-name="P2">add the flag -pg in the makefile or using GCC.</text:p>
        </text:list-item>
        <text:list-item>
          <text:p text:style-name="P2">Compile the program using “Make”</text:p>
        </text:list-item>
        <text:list-item>
          <text:p text:style-name="P2">Run the program once using “./program”</text:p>
        </text:list-item>
        <text:list-item>
          <text:p text:style-name="P2">Run the command “gprof program gmon.out &gt; filename.txt”. This will create a readable file showing the programs execution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1:03:59.478785241</meta:creation-date>
    <dc:date>2021-08-30T11:12:05.951585835</dc:date>
    <meta:editing-duration>PT8M7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50" meta:character-count="277" meta:non-whitespace-character-count="237"/>
  </office:meta>
</office:document-meta>
</file>